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100000179C751760D.png"/>
  <manifest:file-entry manifest:media-type="image/png" manifest:full-path="Pictures/100000000000000800000008FEC16D18.png"/>
  <manifest:file-entry manifest:media-type="image/png" manifest:full-path="Pictures/10000000000001C0000001668D0652D8.png"/>
  <manifest:file-entry manifest:media-type="image/png" manifest:full-path="Pictures/10000000000000400000004077CDC8F9.png"/>
  <manifest:file-entry manifest:media-type="image/png" manifest:full-path="Pictures/1000000000000064000000649809D4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00H00M10S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solid" draw:fill-color="#e6e6ff" draw:shadow="hidden" dr3d:edge-rounding="2%" dr3d:back-scale="100%" dr3d:depth="1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emissive-color="#0a0a1e" dr3d:specular-color="#c8c8c8" dr3d:shininess="20%" dr3d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3cm" fo:min-width="13.9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secondary-fill-color="#99ccff" draw:fill-gradient-name="Gradient_20_7" draw:gradient-step-count="0" draw:fill-hatch-name="Hatch_20_1" draw:fill-hatch-solid="false" draw:fill-image-name="Bitmape_20_1" draw:opacity="100%" draw:opacity-name="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bitmap" draw:fill-color="#00b8ff" draw:fill-gradient-name="Gradient_20_7" draw:gradient-step-count="0" draw:fill-hatch-name="Hatch_20_1" draw:fill-image-name="Bitmape_20_1" draw:opacity="100%" draw:fill-image-width="25%" draw:fill-image-height="20%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0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bitmap" draw:fill-color="#00b8ff" draw:fill-gradient-name="Gradient_20_7" draw:gradient-step-count="0" draw:fill-hatch-name="Hatch_20_1" draw:fill-image-name="Bitmape_20_1" draw:opacity="100%" draw:fill-image-width="20%" draw:fill-image-height="20%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5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9" style:family="graphic" style:parent-style-name="standard">
      <style:graphic-properties draw:stroke="none" draw:stroke-dash="Dash_20_2" svg:stroke-width="0cm" svg:stroke-color="#000000" svg:stroke-opacity="100%" draw:fill="bitmap" draw:fill-color="#ff0000" draw:fill-gradient-name="Gradient_20_7" draw:gradient-step-count="0" draw:fill-hatch-name="Hatch_20_1" draw:fill-image-name="Bitmape_20_1" draw:opacity="100%" draw:fill-image-width="35%" draw:fill-image-height="35%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0%" dr3d:back-scale="100%" dr3d:depth="0.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emissive-color="#000000" dr3d:specular-color="#ffffff" dr3d:shininess="15%" dr3d:shadow="hidden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-name="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fill="solid" draw:fill-color="#00dcff" draw:opacity="50%" draw:fill-image-width="1cm" draw:fill-image-height="1cm" draw:shadow="hidden" draw:shadow-opacity="50%" dr3d:horizontal-segments="24" dr3d:vertical-segments="11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12" style:family="graphic" style:parent-style-name="standard">
      <style:graphic-properties draw:stroke="none" draw:stroke-dash="Dash_20_2" svg:stroke-width="0cm" svg:stroke-color="#000000" svg:stroke-opacity="100%" draw:fill="solid" draw:fill-color="#ff3366" draw:fill-gradient-name="Gradient_20_7" draw:gradient-step-count="0" draw:fill-hatch-name="Hatch_20_1" draw:fill-image-name="Bitmape_20_2" draw:opacity="75%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75%" dr3d:horizontal-segments="24" dr3d:vertical-segments="3" dr3d:edge-rounding="10%" dr3d:back-scale="100%" dr3d:end-angle="3600" dr3d:backface-culling="enabled" dr3d:close-front="true" dr3d:close-back="true" dr3d:normals-kind="sphere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1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7" draw:gradient-step-count="0" draw:fill-hatch-name="Hatch_20_1" draw:fill-hatch-solid="false" draw:opacity="100%" draw:opacity-name="" draw:fill-image-width="0cm" draw:fill-image-height="0cm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solid" draw:fill-color="#99ccff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5%" dr3d:back-scale="100%" dr3d:depth="0.8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15" style:family="graphic" style:parent-style-name="standard">
      <style:graphic-properties draw:stroke="none" draw:stroke-dash="Dash_20_2" svg:stroke-width="0cm" svg:stroke-color="#000000" svg:stroke-opacity="100%" draw:fill="solid" draw:fill-color="#804c19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9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16" style:family="graphic" style:parent-style-name="standard">
      <style:graphic-properties draw:stroke="none" draw:stroke-dash="Dash_20_2" svg:stroke-width="0cm" svg:stroke-color="#000000" svg:stroke-opacity="100%" draw:fill="bitmap" draw:fill-color="#247599" draw:fill-gradient-name="Gradient_20_7" draw:gradient-step-count="0" draw:fill-hatch-name="Hatch_20_1" draw:fill-image-name="Erde2" draw:opacity="100%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121e33" dr3d:specular-color="#e6e6ff" dr3d:shininess="2%" dr3d:shadow="hidden"/>
    </style:style>
    <style:style style:name="gr17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7" draw:gradient-step-count="0" draw:fill-hatch-name="Hatch_20_1" draw:fill-hatch-solid="false" draw:opacity="100%" draw:opacity-name="" draw:fill-image-width="0cm" draw:fill-image-height="0cm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8" style:family="graphic" style:parent-style-name="objectwithoutfill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bitmap" draw:fill-color="#ff3366" draw:fill-gradient-name="Gradient_20_7" draw:gradient-step-count="0" draw:fill-hatch-name="Hatch_20_1" draw:fill-image-name="DOSE" draw:opacity="100%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0" dr3d:vertical-segments="40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e6e6ff" dr3d:specular-color="#e6e6ff" dr3d:shininess="24%" dr3d:shadow="hidden"/>
    </style:style>
    <style:style style:name="gr19" style:family="graphic" style:parent-style-name="objectwithoutfill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solid" draw:fill-color="#cccccc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0" dr3d:vertical-segments="40" dr3d:edge-rounding="5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999999" dr3d:specular-color="#b3b3b3" dr3d:shininess="15%" dr3d:shadow="hidden"/>
    </style:style>
    <style:style style:name="gr20" style:family="graphic" style:parent-style-name="objectwithoutfill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solid" draw:fill-color="#cccccc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4" dr3d:vertical-segments="39" dr3d:edge-rounding="5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999999" dr3d:specular-color="#e6e6ff" dr3d:shininess="3%" dr3d:shadow="hidden"/>
    </style:style>
    <style:style style:name="gr21" style:family="graphic" style:parent-style-name="standard">
      <style:graphic-properties draw:stroke="none" draw:stroke-dash="Dash_20_2" svg:stroke-width="0cm" svg:stroke-color="#000000" svg:stroke-opacity="100%" draw:fill="solid" draw:fill-color="#cccccc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43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22" style:family="graphic" style:parent-style-name="standard">
      <style:graphic-properties draw:stroke="none" draw:stroke-dash="Dash_20_2" svg:stroke-width="0cm" svg:stroke-color="#000000" svg:stroke-opacity="100%" draw:fill="solid" draw:fill-color="#e6e6e6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43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23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2" draw:opacity-name="" style:repeat="repeat" draw:fill-image-ref-point-x="0%" draw:fill-image-ref-point-y="0%" draw:fill-image-ref-point="center" draw:tile-repeat-offset="0% vertical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_20_2" svg:stroke-width="0cm" svg:stroke-color="#000000" svg:stroke-opacity="100%" draw:fill="solid" draw:fill-color="#4c4c4c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6cm" dr3d:backface-culling="disabled" dr3d:close-front="true" dr3d:close-back="true" dr3d:normals-kind="object" dr3d:normals-direction="inverse" dr3d:texture-generation-mode-x="parallel" dr3d:texture-generation-mode-y="parallel" dr3d:texture-mode="blend" dr3d:texture-filter="enabled" dr3d:emissive-color="#000000" dr3d:specular-color="#ffffff" dr3d:shininess="15%" dr3d:shadow="hidden"/>
    </style:style>
    <style:style style:name="gr25" style:family="graphic" style:parent-style-name="standard">
      <style:graphic-properties draw:stroke="none" draw:stroke-dash="Dash_20_2" svg:stroke-width="0cm" svg:stroke-color="#000000" svg:stroke-opacity="100%" draw:fill="solid" draw:fill-color="#ffffff" draw:fill-gradient-name="Gradient_20_7" draw:gradient-step-count="0" draw:fill-hatch-name="Hatch_20_1" draw:fill-image-name="Bitmape_20_2" draw:opacity="100%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emissive-color="#000000" dr3d:specular-color="#ffffff" dr3d:shininess="15%" dr3d:shadow="hidden"/>
    </style:style>
    <style:style style:name="gr26" style:family="graphic" style:parent-style-name="standard">
      <style:graphic-properties draw:stroke="none" draw:stroke-dash="Dash_20_2" svg:stroke-width="0cm" svg:stroke-color="#000000" svg:stroke-opacity="100%" draw:fill="solid" draw:fill-color="#ffffff" draw:fill-gradient-name="Gradient_20_7" draw:gradient-step-count="0" draw:fill-hatch-name="Hatch_20_1" draw:fill-image-name="Bitmape_20_2" draw:opacity="100%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emissive-color="#000000" dr3d:specular-color="#ffffff" dr3d:shininess="15%" dr3d:shadow="hidden"/>
    </style:style>
    <style:style style:name="gr27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solid" draw:fill-color="#ffffff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2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2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fill="solid" draw:fill-color="#ffffff" draw:fill-gradient-name="Gradient_20_7" draw:gradient-step-count="0" draw:fill-hatch-name="Hatch_20_1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2" dr3d:edge-rounding="10%" dr3d:back-scale="100%" dr3d:end-angle="3600" dr3d:backface-culling="disabled" dr3d:close-front="true" dr3d:close-back="true" dr3d:normals-kind="object" dr3d:normals-direction="normal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29" style:family="graphic" style:parent-style-name="objectwithoutfill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66" draw:fill-gradient-name="Gradient_20_7" draw:fill-hatch-name="Hatch_20_1" draw:fill-image-name="Bitmape_20_2" draw:opacity="25%" draw:fill-image-width="1cm" draw:fill-image-height="1cm" draw:shadow="hidden" draw:shadow-offset-x="0.3cm" draw:shadow-offset-y="0.3cm" draw:shadow-color="#808080" draw:shadow-opacity="25%" dr3d:horizontal-segments="24" dr3d:vertical-segments="20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1" style:family="graphic" style:parent-style-name="objectwithoutfill">
      <style:graphic-properties draw:stroke="none" draw:fill="solid" draw:fill-color="#663300" dr3d:horizontal-segments="24" dr3d:vertical-segments="12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32" style:family="graphic" style:parent-style-name="standard">
      <style:graphic-properties draw:stroke="none" draw:fill-color="#4c1900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33" style:family="graphic" style:parent-style-name="standard">
      <style:graphic-properties draw:stroke="none" draw:fill="bitmap" draw:fill-image-name="Schokolade" dr3d:horizontal-segments="24" dr3d:vertical-segments="20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34" style:family="graphic" style:parent-style-name="objectwithoutfill">
      <style:graphic-properties draw:stroke="none" draw:fill="solid" draw:fill-color="#ffff99" dr3d:horizontal-segments="24" dr3d:vertical-segments="12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35" style:family="graphic" style:parent-style-name="objectwithoutfill">
      <style:graphic-properties draw:stroke="none" draw:stroke-dash="Dash_20_2" svg:stroke-width="0cm" svg:stroke-color="#000000" draw:fill="solid" draw:fill-color="#ff3366" draw:fill-gradient-name="Gradient_20_7" draw:fill-hatch-name="Hatch_20_1" draw:fill-image-name="Bitmape_20_2" draw:shadow="hidden" draw:shadow-offset-x="0.3cm" draw:shadow-offset-y="0.3cm" draw:shadow-color="#808080" dr3d:horizontal-segments="32" dr3d:vertical-segments="32" dr3d:edge-rounding="3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pr1" style:family="presentation" style:parent-style-name="_33_D_20_Graphics_20_StarOffice-notes">
      <style:graphic-properties draw:fill-color="#ffffff" fo:min-height="11.41cm"/>
    </style:style>
    <style:style style:name="pr2" style:family="presentation" style:parent-style-name="_33_D_20_Graphics_20_StarOffice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</style:style>
    <style:style style:name="P2" style:family="paragraph">
      <style:text-properties fo:color="#000080" fo:font-family="Arial" style:font-family-generic="swiss" style:font-pitch="variable" fo:font-size="60pt" fo:font-weight="bold"/>
    </style:style>
    <style:style style:name="P3" style:family="paragraph">
      <style:text-properties fo:color="#000080" fo:font-family="Arial" style:font-family-generic="swiss" style:font-pitch="variable" fo:font-size="32pt" fo:font-weight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000080" style:text-outline="false" style:text-line-through-style="none" style:text-position="0% 100%" fo:font-family="Arial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color="#000080" style:text-outline="false" style:text-line-through-style="none" style:text-position="0% 100%" fo:font-family="Arial" style:font-family-generic="swiss" style:font-pitch="variable" fo:font-size="32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le" draw:style-name="dp1" draw:master-page-name="_33_D_20_Graphics_20_StarOffice">
        <office:forms form:automatic-focus="false" form:apply-design-mode="false"/>
        <dr3d:scene draw:style-name="gr1" svg:width="26.559cm" svg:height="5.898cm" svg:x="0.827cm" svg:y="9.227cm" dr3d:transform="matrix (0.999997629151829 -0.00188051897482629 0.00109787936751552 0.00199084068700786 0.993808724041131 -0.111086707454583 -0.000882181432162345 0.11108862978778 0.993810111685223 -0.0132004532348691cm 0.119712073053987cm 0.0195821824870637cm)" dr3d:vrp="(0 0 37147.4285714286)" dr3d:projection="perspective" dr3d:distance="2.146cm" dr3d:focal-length="5cm" dr3d:shadow-slant="0" dr3d:shade-mode="gouraud" dr3d:ambient-color="#666666" dr3d:lighting-mode="false">
          <dr3d:light dr3d:diffuse-color="#cccccc" dr3d:direction="(0.0518459549467168 0.868323410563123 0.49328131083965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dr3d:transform="matrix (1 0 0 0 1 0 0 0 1 0cm 0cm -2.1461844211168cm)" svg:viewBox="-12194 -1915 2392 3820" svg:d="m-10088 1165-185 69-187 50-189 30-190 9-115-7-106-23-96-36-85-50-82-71-56-89-32-106-10-126 21-100 65-97 108-96 151-92 195-91 204-92 182-89 162-84 142-80 124-78 92-89 74-114 54-142 33-168 12-196-16-217-45-193-77-170-106-146-137-121-168-101-185-77-201-54-218-32-233-11-151 4-133 10-112 13-91 15-100 19-108 23-118 29-129 35 63 667 97-51 101-45 105-39 110-34 109-28 106-20 104-12 104-4 123 8 117 24 110 40 106 55 84 64 63 79 39 96 14 110-23 113-68 108-113 104-156 103-200 101-216 99-190 90-164 85-136 78-109 72-91 79-68 109-48 138-28 167-9 195 14 216 43 192 73 168 104 146 137 124 158 98 172 77 184 56 196 33 210 11 234-7 226-24 218-40 211-56z"/>
          <dr3d:extrude draw:style-name="gr2" draw:layer="layout" dr3d:transform="matrix (1 0 0 0 1 0 0 0 1 0cm 0cm -2.1461844211168cm)" svg:viewBox="-9485 -1915 1916 3566" svg:d="m-8955 360h-530v519h530v550l709 222v-772h634v-519h-634v-1269l4-103 13-89 23-74 34-62 39-55 56-40 71-24 88-9 97 5 86 12 77 20 68 27 21-550-117-28-128-20-138-12-146-4-195 15-171 42-147 73-122 103-98 131-69 154-42 175-13 196z"/>
          <dr3d:extrude draw:style-name="gr2" draw:layer="layout" dr3d:transform="matrix (1 0 0 0 1 0 0 0 1 0cm 0cm -2.1461844211168cm)" svg:viewBox="-7310 -1915 2466 2857" svg:d="m-6178-1396 77 4 73 12 70 20 66 27 53 35 51 40 49 48 48 57 37 52 34 60 30 67 26 75 13 68 10 74 6 80 3 85h-307l-166-5-147-18-131-30-117-42-104-59-73-83-42-104-14-125 7-81 24-69 40-58 56-46 61-39 75-26 88-14 104-5zm-836 2137 180 70 186 56 190 41 196 26 201 8 233-11 206-33 180-56 153-77 127-98 97-121 77-150 56-176 33-202 12-229v-349-677l43-614h-625l-13 50-6 52-2 54v55l-6 50-3 51-1 52v48l-72-105-85-93-97-81-106-70-126-55-123-40-123-24-125-8-185 14-173 42-161 69-148 97-126 116-89 137-54 160-17 180 7 138 24 124 40 113 56 101 67 90 75 77 84 66 92 53 98 46 107 39 115 31 124 21 120 14 124 10 126 6 127 2h392l-10 148-29 124-46 102-63 81-88 58-106 43-125 28-147 9-112-5-111-16-111-23-111-30-108-49-101-54-97-57-96-62z"/>
          <dr3d:extrude draw:style-name="gr2" draw:layer="layout" dr3d:transform="matrix (1 0 0 0 1 0 0 0 1 0cm 0cm -2.1461844211168cm)" svg:viewBox="-4177 -1851 1608 2793" svg:d="m-4177 879h634v-625l28 114 51 114 75 115 100 113 109 99 120 73 130 45 139 15h23 25 27 30l25-1 29-5 31-7 32-8v-719l-27 14-30 11-37 9-44 8-46 8-44 7-44 5-46 1-141-15-119-47-99-76-74-105-57-116-42-147-29-174-16-202-5-229v-1005h-708z"/>
          <dr3d:extrude draw:style-name="gr2" draw:layer="layout" dr3d:transform="matrix (1 0 0 0 1 0 0 0 1 0cm 0cm -2.1461844211168cm)" svg:viewBox="-2258 -1915 3619 3820" svg:d="m-449-1333 199 16 179 46 157 78 135 110 114 142 91 160 71 176 51 190 30 206 11 220-11 211-30 200-51 187-71 174-91 159-114 138-135 106-157 77-179 45-199 15-194-15-176-45-155-77-135-106-112-138-97-163-75-175-52-185-31-198-10-210 10-220 30-206 51-190 71-176 92-160 112-142 133-110 156-78 179-46 203-16zm0 3238 327-21 298-63 266-105 237-145 206-184 171-222 133-248 95-275 57-302 20-329-20-335-57-307-95-280-133-251-171-224-206-192-237-149-266-105-298-62-327-21-333 21-299 62-267 105-234 149-200 192-172 219-133 249-96 280-57 309-18 340 18 330 57 305 96 277 133 251 172 223 200 184 234 142 267 101 299 61 333 20z"/>
          <dr3d:extrude draw:style-name="gr2" draw:layer="layout" dr3d:transform="matrix (1 0 0 0 1 0 0 0 1 0cm 0cm -2.1461844211168cm)" svg:viewBox="1713 -1851 1926 4032" svg:d="m2242 360h-529v519h529v381l14 197 42 176 73 157 104 137 122 111 147 80 171 48 195 15 64-1 69-4 70-4 72-2 63-14 63-11 64-9 64-9-64-582-46 17-41 16-38 16-34 15-44 8-38 7-34 5-31 1-82-7-69-23-54-36-39-50-34-65-23-71-13-76-4-84v-339h624v-519h-624v-2211h-709z"/>
          <dr3d:extrude draw:style-name="gr2" draw:layer="layout" dr3d:transform="matrix (1 0 0 0 1 0 0 0 1 0cm 0cm -2.1461844211168cm)" svg:viewBox="3771 -1851 1926 4032" svg:d="m4300 360h-529v519h529v381l14 197 42 176 73 157 104 137 122 111 147 80 171 48 195 15 64-1 69-4 70-4 72-2 63-14 63-11 64-9 64-9-64-582-46 17-41 16-38 16-34 15-44 8-38 7-34 5-31 1-82-7-69-23-54-36-39-50-34-65-23-71-13-76-4-84v-339h624v-519h-624v-2211h-709z"/>
          <dr3d:extrude draw:style-name="gr2" draw:layer="layout" dr3d:transform="matrix (1 0 0 0 1 0 0 0 1 0cm 0cm -2.1461844211168cm)" svg:viewBox="6114 -1851 708 3904" svg:d="m6114 2053h708v-677h-708zm0-497h708v-2730h-708z"/>
          <dr3d:extrude draw:style-name="gr2" draw:layer="layout" dr3d:transform="matrix (1 0 0 0 1 0 0 0 1 0cm 0cm -2.1461844211168cm)" svg:viewBox="7396 -1915 2053 2857" svg:d="m9343 286-62 24-58 23-53 21-49 17-54 8-63 7-71 5-76 1-158-15-138-47-120-76-103-105-90-129-63-147-36-166-12-182 11-188 36-171 59-152 84-135 105-109 126-76 148-44 171-15 65 3 68 7 70 13 72 20 65 17 67 18 67 22 66 28 32-583-80-21-79-19-80-17-79-17-90-7-94-7-100-5-107-2-248 16-223 47-199 79-174 113-151 147-126 164-98 187-70 208-42 229-13 250 13 234 42 218 70 203 98 188 126 172 150 144 171 112 194 81 217 49 242 16 184-5 175-17 167-26 161-36z"/>
          <dr3d:extrude draw:style-name="gr2" draw:layer="layout" dr3d:transform="matrix (1 0 0 0 1 0 0 0 1 0cm 0cm -2.1461844211168cm)" svg:viewBox="9746 -1915 2561 2857" svg:d="m12106-1693-165-79-174-63-186-44-197-27-209-9-261 15-235 43-210 73-184 103-158 136-138 160-106 184-77 209-45 235-15 260 12 239 39 222 65 205 92 188 120 173 139 149 165 115 189 83 212 49 237 16 263-17 233-53 199-87 167-122 132-155 104-190 83-216 60-243 37-270 13-298h-1884l13-150 42-135 69-119 98-104 113-81 132-55 149-32 168-11 116 5 114 13 112 23 112 33 105 38 109 48 113 58 118 67zm-476 889-10 136-29 121-47 110-63 99-80 78-96 56-114 35-133 11-135-11-119-35-104-56-86-78-72-94-55-110-40-124-24-138z"/>
        </dr3d:scene>
        <draw:frame draw:style-name="gr3" draw:text-style-name="P2" draw:layer="layout" svg:width="13.698cm" svg:height="2.843cm" svg:x="7.99cm" svg:y="3.25cm">
          <draw:text-box>
            <text:p text:style-name="P1"><text:span text:style-name="T1">3D Graphics</text:span></text:p>
          </draw:text-box>
        </draw:frame>
        <draw:frame draw:style-name="gr4" draw:text-style-name="P3" draw:layer="layout" svg:width="2.449cm" svg:height="1.267cm" svg:x="13.268cm" svg:y="6.673cm">
          <draw:text-box>
            <text:p text:style-name="P1"><text:span text:style-name="T2">With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Rocket" draw:style-name="dp3" draw:master-page-name="_33_D_20_Graphics_20_StarOffice">
        <dr3d:scene draw:style-name="gr6" svg:width="19.666cm" svg:height="16.935cm" svg:x="3.814cm" svg:y="0.591cm" dr3d:transform="matrix (0.345420167082802 0.148943102156775 0.926553215143308 -0.815214961743573 0.536710993181707 0.217637027978526 -0.464875762243968 -0.830516262404191 0.306811446266707 -2.88105446947033cm 0.556393389045128cm -4.34495091557059cm)" dr3d:vrp="(0 0 29084.8571428571)" dr3d:projection="perspective" dr3d:distance="7.542cm" dr3d:focal-length="10cm" dr3d:shadow-slant="0" dr3d:shade-mode="gouraud" dr3d:ambient-color="#666666" dr3d:lighting-mode="false">
          <dr3d:light dr3d:diffuse-color="#ff0000" dr3d:direction="(0.56976106689772 0.378881052446255 0.729260909925103)" dr3d:enabled="true" dr3d:specular="true"/>
          <dr3d:light dr3d:diffuse-color="#00ff00" dr3d:direction="(-0.408043958243184 0.438371146789 0.800831359153805)" dr3d:enabled="true" dr3d:specular="false"/>
          <dr3d:light dr3d:diffuse-color="#0000ff" dr3d:direction="(9.37048214667029E-016 -0.374606593415845 0.92718385456681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11434 3770 22868" svg:d="m3 11434 319-194 310-245 300-293 289-341 279-385 266-429 253-470 240-509 225-547 209-582 194-615 177-646 158-676 141-703 121-729 100-752 80-773 58-794 36-811 12-827-12-826-36-811-58-794-80-773-100-752-121-729-141-703-158-676-177-646-194-615-209-582-225-547-240-509-253-470 289-31 169-1942-423-141-703 1886-648 253-450 85"/>
          <dr3d:rotate draw:style-name="gr8" draw:layer="layout" dr3d:transform="matrix (0.952831777615648 0.0000857568141578874 0.0000000231328984925165 -0.0000848816874747207 0.95941351327947 0.000208219219331199 -0.0000000041828769710784 -0.000191312244026749 0.965995240990818 -3.74285657197899cm -13.2349056172753cm -6.50683673213863cm)" svg:viewBox="0 -2250 1500 4500" svg:d="m0-2250 299 19 256 54 217 83 181 109 148 130 119 145 92 156 70 164 49 165 34 162 20 155 10 143 4 125 1 104-11 157-33 226-56 277-80 313-106 332-131 336-159 322-187 292-215 245-246 183-276 103"/>
          <dr3d:rotate draw:style-name="gr8" draw:layer="layout" dr3d:transform="matrix (0.952704274366936 0.000085745276577068 0.0000000231297039895736 -0.0000848703412328202 0.95928457099089 0.00020819046561021 -0.00000000418232911790277 -0.000191287186866055 0.965864859666172 -3.83901232656145cm -13.2140300194875cm 6.55284677229813cm)" svg:viewBox="0 -2250 1500 4500" svg:d="m0-2250 299 19 256 54 217 83 181 109 148 130 119 145 92 156 70 164 49 165 34 162 20 155 10 143 4 125 1 104-11 157-33 226-56 277-80 313-106 332-131 336-159 322-187 292-215 245-246 183-276 103"/>
          <dr3d:rotate draw:style-name="gr8" draw:layer="layout" dr3d:transform="matrix (0.95257680523737 0.000085733742100379 0.0000000231265103681712 -0.0000848589980238154 0.959155663357205 0.000208161719823966 -0.00000000418178140812384 -0.000191262136263896 0.965734513532166 7.7139302680695cm -13.2164943459171cm -0.0673313010676566cm)" svg:viewBox="0 -2250 1500 4500" svg:d="m0-2250 299 19 256 54 217 83 181 109 148 130 119 145 92 156 70 164 49 165 34 162 20 155 10 143 4 125 1 104-11 157-33 226-56 277-80 313-106 332-131 336-159 322-187 292-215 245-246 183-276 103"/>
          <dr3d:extrude draw:style-name="gr9" draw:layer="layout" dr3d:transform="matrix (1.10481279862061 -0.0000241557775677792 1.97532537787028E-020 0.0000165309508838844 0.756076100578338 -0.00150094730662935 0.0000000352011615603853 0.00160999552629185 0.407341507845302 4.45127698386349cm -9.1342001505119cm -0.697365145393195cm)" svg:viewBox="-2971 -5475 5942 10949" svg:d="m-2968 1055-3-354 218-275 378-218 478-182 518-168 498-175 418-204 321-254 277-308 251-338 244-345 258-331 232-331 176-367 140-389 120-402 121-401 140-390 65-210 38-218 22-223 18-225 26-222 985 1914-96 366-95 366-96 366-96 366-96 366-207 366-206 366-206 365-206 366-207 366-206 366-334 413-333 413-333 412-333 413-333 413-333 413-90 220-90 220-90 219-90 220-90 219-62 287-62 287-62 287-62 287-62 287z"/>
          <dr3d:extrude draw:style-name="gr9" draw:layer="layout" dr3d:transform="matrix (-0.576292960687868 -0.056161722849894 1.01391280951233 -0.0178604339237153 0.72891204059374 0.0302236182176732 -0.253803487518631 0.000677502352795579 -0.144220599822563 -2.40688898920484cm -9.18373772688372cm 2.77065205050538cm)" svg:viewBox="-2971 -5475 5942 10949" svg:d="m-2968 1055-3-354 218-275 378-218 478-182 518-168 498-175 418-204 321-254 277-308 251-338 244-345 258-331 232-331 176-367 140-389 120-402 121-401 140-390 65-210 38-218 22-223 18-225 26-222 985 1914-96 366-95 366-96 366-96 366-96 366-207 366-206 366-206 365-206 366-207 366-206 366-334 413-333 413-333 412-333 413-333 413-333 413-90 220-90 220-90 219-90 220-90 219-62 287-62 287-62 287-62 287-62 287z"/>
          <dr3d:extrude draw:style-name="gr9" draw:layer="layout" dr3d:transform="matrix (-0.592430421640499 -0.049722983509537 -1.00471116855169 -0.0152388230506995 0.728999181445896 -0.0270924348850488 0.251425312335945 0.000660922645167994 -0.148286265254547 -2.06945205513734cm -9.13965757423409cm -4.97851694753806cm)" svg:viewBox="-2971 -5475 5942 10949" svg:d="m-2968 1055-3-354 218-275 378-218 478-182 518-168 498-175 418-204 321-254 277-308 251-338 244-345 258-331 232-331 176-367 140-389 120-402 121-401 140-390 65-210 38-218 22-223 18-225 26-222 985 1914-96 366-95 366-96 366-96 366-96 366-207 366-206 366-206 365-206 366-207 366-206 366-334 413-333 413-333 412-333 413-333 413-333 413-90 220-90 220-90 219-90 220-90 219-62 287-62 287-62 287-62 287-62 287z"/>
        </dr3d:scen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cktail" draw:style-name="dp3" draw:master-page-name="_33_D_20_Graphics_20_StarOffice">
        <dr3d:scene draw:style-name="gr10" svg:width="20.627cm" svg:height="17.723cm" svg:x="3.392cm" svg:y="2.44cm" dr3d:transform="matrix (0.709662317356047 0.0296042173656323 -0.70391972954238 0.352827343420168 0.849871311274615 0.391448106404203 0.609829698407609 -0.526158098470923 0.592676466846415 0.0362361229723109cm -0.567197727541085cm 0.8153234896827cm)" dr3d:vrp="(0 0 77144.8571428571)" dr3d:projection="perspective" dr3d:distance="20.002cm" dr3d:focal-length="10cm" dr3d:shadow-slant="0" dr3d:shade-mode="gouraud" dr3d:ambient-color="#666666" dr3d:lighting-mode="tru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10250 10000 20500" svg:d="m10000 10250-9500-9500v-1500l500-500v-1000l-500-500v-5000l500-1000 1000-500 3000-500 500-500h-5500"/>
          <dr3d:rotate draw:style-name="gr12" draw:layer="layout" svg:viewBox="0 1250 6000 6000" svg:d="m6000 7250-6000-6000v6000z"/>
        </dr3d:scen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Globe" draw:style-name="dp3" draw:master-page-name="_33_D_20_Graphics_20_StarOffice">
        <dr3d:scene draw:style-name="gr13" svg:width="20.38cm" svg:height="20.442cm" svg:x="3.764cm" svg:y="-1.493cm" dr3d:transform="matrix (0.671671846097486 0.0911870753384933 0.735215511568688 0.00786038841580388 0.991463169638516 -0.130149904127146 -0.740807090580235 0.0931971058647443 0.665221131658104 -1.30923134527163cm -3.37759082081926cm -3.24183952793847cm)" dr3d:vrp="(0 0 35911.1428571429)" dr3d:projection="perspective" dr3d:distance="5.234cm" dr3d:focal-length="10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dr3d:transform="matrix (1 0 0 0 1 0 0 0 1 0cm 0cm -1.51412858372582cm)" svg:viewBox="-5368 -7328 10737 14656" svg:d="m-1131-6328v-1000h-500v1000l-486 540-712 116-686 189-654 256-619 321-580 381 6120 11853 654-256 619-321 580-381 536-437 488-488 437-536 381-580 321-619 256-654 189-686 116-712 40-736-40-735-116-712-189-686-256-654-321-619-381-580-437-536-488-488-536-437-580-381-619-321-654-256-686-189-712-116zm-735 460-729 43-704 123-675 199-641 271-602 338 5601 11026 1100-473 558-400 511-457 457-511 400-558 338-602 271-641 199-675 123-704 43-729-43-728-123-704-199-675-271-641-338-602-400-558-457-511-511-457-558-400-602-338-641-271-675-199-704-123z"/>
          <dr3d:rotate draw:style-name="gr15" draw:layer="layout" dr3d:transform="matrix (1.36637657428114 0.000069603084730159 0.00000955353976620616 -0.000138451370380009 0.686912843202354 0.0942838839527456 0 0.000825908780702328 1.36435473570434 -1.42978290860207cm -8.10467500942759cm -1.17474942645706cm)" svg:viewBox="0 -1500 3500 3000" svg:d="m500 1500 500-500v-1000l500-500h1500l500-500v-500h-3500v3000z"/>
          <dr3d:sphere draw:style-name="gr16" draw:layer="layout" dr3d:transform="matrix (2.08830270564164 -0.455979917879251 -1.20127379080313 0.878530730592903 2.09037763351189 0.733777667314159 0.938272770195829 -1.11552616601215 2.05453170883738 -2.20388259844077cm 1.49140850596273cm -1.96366971922167cm)"/>
        </dr3d:scen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la" draw:style-name="dp3" draw:master-page-name="_33_D_20_Graphics_20_StarOffice">
        <dr3d:scene draw:style-name="gr17" svg:width="15.424cm" svg:height="16.395cm" svg:x="6.202cm" svg:y="2.108cm" dr3d:transform="matrix (-0.473626823382425 0.581705867535456 -0.661283536652392 0.48099510232243 0.79981983275108 0.359070949367773 0.737781365795118 -0.148008509258285 -0.658613799940935 -0.722382196943119cm -0.181479778356614cm -2.17387543236022cm)" dr3d:vrp="(0 0 25104.2857142857)" dr3d:projection="perspective" dr3d:distance="6.51cm" dr3d:focal-length="10cm" dr3d:shadow-slant="0" dr3d:shade-mode="gouraud" dr3d:ambient-color="#4c4c4c" dr3d:lighting-mode="false">
          <dr3d:light dr3d:diffuse-color="#cccccc" dr3d:direction="(0.976902921636866 0.126448104560049 -0.172254342617324)" dr3d:enabled="true" dr3d:specular="true"/>
          <dr3d:light dr3d:diffuse-color="#666666" dr3d:direction="(0.615568230598166 -0.207911690817721 0.760163457619188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2756 -4287 498 9226" svg:d="m2756 4939 192-575 160-154 146-728v-7769"/>
          <dr3d:rotate draw:style-name="gr19" draw:layer="layout" svg:viewBox="0 -5014 3254 727" svg:d="m3254-4287-134-240-127-197-180-157 3-48-3-19-10-59-35-5-37-2-33 7-729 382-442 143-1527 78"/>
          <dr3d:rotate draw:style-name="gr20" draw:layer="layout" svg:viewBox="0 4708 2756 305" svg:d="m2756 4939v66l-20 5-16 3-20-8-12-98-9-85-6-107-17-7-20 5-15 2-3 24-3 24-3 26-1034 93-537-6-1041 9"/>
          <dr3d:extrude draw:style-name="gr21" draw:layer="layout" dr3d:transform="matrix (1.86254312113756 -0.0000767204811605548 2.64407007488567E-021 -0.00000471803232380329 -0.114539670725143 -2.00468371914363 0.0000225039199511887 0.546327664655821 -0.147040832656618 -0.0248329765698796cm 4.92496914958637cm -0.317663603393055cm)" svg:viewBox="-349 360 699 605" svg:d="m0 360-349 3 18 191 49 165 76 130 96 86 110 30 110-30 96-85 75-131 50-165 19-190z"/>
          <dr3d:extrude draw:style-name="gr22" draw:layer="layout" dr3d:transform="matrix (1.86254312113756 -0.0000767204811605548 2.64407007488567E-021 -0.00000472675876211428 -0.114751522468019 -2.0046308584657 0.0000241586596995921 0.586499781527871 -0.157064471370642 -0.0247986414378779cm 4.93748474472072cm -0.320781933219135cm)" svg:viewBox="-47 -281 94 94" svg:d="m0-281-18 4-15 11-11 15-3 17 3 18 11 15 15 11 18 3 17-3 15-11 11-15 4-18-4-17-11-15-15-11z"/>
          <dr3d:extrude draw:style-name="gr21" draw:layer="layout" dr3d:transform="matrix (1.86254312113756 -0.0000767204811605548 2.64407007488567E-021 -0.00000471613117404482 -0.114493516512456 -2.00469523541882 0.0000221434168500481 0.537575730869417 -0.144857073642788 -0.0247652606838064cm 4.92711461142229cm -0.318189877550509cm)" svg:viewBox="-184 -421 369 390" svg:d="m-71-421-44 9-36 25-25 36-8 43v164l8 44 25 36 36 25 44 8h143l43-8 36-25 25-36 9-44v-164l-9-43-25-36-36-25-43-9z"/>
          <dr3d:extrude draw:style-name="gr22" draw:layer="layout" dr3d:transform="matrix (1.86254312113756 -0.0000767204811605548 2.64407007488567E-021 -0.00000468955453605878 -0.113848315472068 -2.00485622424964 0.0000171038557270181 0.415230305485436 -0.114329771676884 -0.0247325941840167cm 4.89968808450359cm -0.311339832181505cm)" svg:viewBox="-399 -1138 799 1395" svg:d="m-235-1138-64 13-52 36-36 52-12 63v214 213 213 214 213l12 64 36 52 52 36 64 12h117 118 118 118l63-12 52-36 36-52 13-64v-213-213-213-214-214l-13-63-36-52-52-36-63-13h-118-118-118zm118 44-116 24-94 63-64 95-23 115 23 116 64 94 94 64 116 23 115-23 95-64 63-94 24-116-24-115-63-95-95-63z"/>
          <dr3d:extrude draw:style-name="gr22" draw:layer="layout" dr3d:transform="matrix (1.86254312113756 -0.0000767204811605548 2.64407007488567E-021 -0.00000469829584226308 -0.11406052816279 -2.00480327350898 0.0000187614147807556 0.455470866633082 -0.124370488422738 -0.0246858412315885cm 4.90449058257866cm -0.312540054994529cm)" svg:viewBox="-585 -236 1170 1374" svg:d="m0-236-185 36-161 97-127 149-83 189-29 216 29 217 83 189 127 149 161 97 185 35 184-35 161-97 127-149 83-189 30-217-30-216-83-189-127-149-161-97z"/>
        </dr3d:scene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Light Bulb" draw:style-name="dp3" draw:master-page-name="_33_D_20_Graphics_20_StarOffice">
        <dr3d:scene draw:style-name="gr23" svg:width="17.741cm" svg:height="20.143cm" svg:x="4.917cm" svg:y="0.857cm" dr3d:transform="matrix (0.574441395417796 0.0276357001564492 -0.81807906177051 0.0158299869055516 0.998867921647434 0.0448585177899451 0.818392628721096 -0.0387187703911645 0.573353609977622 -0.208332654287797cm 2.76080554287633cm -1.30603923262028cm)" dr3d:vrp="(0 0 34697.1428571429)" dr3d:projection="perspective" dr3d:distance="9cm" dr3d:focal-length="10cm" dr3d:shadow-slant="50" dr3d:shade-mode="gouraud" dr3d:ambient-color="#333333" dr3d:lighting-mode="false">
          <dr3d:light dr3d:diffuse-color="#ffffff" dr3d:direction="(-0.512113662458047 -0.23629312265205 0.825775488199516)" dr3d:enabled="true" dr3d:specular="true"/>
          <dr3d:light dr3d:diffuse-color="#99284c" dr3d:direction="(-0.3 0.55 0.78)" dr3d:enabled="false" dr3d:specular="false"/>
          <dr3d:light dr3d:diffuse-color="#ffff66" dr3d:direction="(0.477759934981903 0.191627844776553 0.857335531534989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0421991919433998 -0.134831722909613 0.989969512003552 0.99254710622134 -0.107719519525517 -0.05698023380817 0.114321783274081 0.984995894209929 0.129281159720266 1.24109074316416cm -4.268749685148cm 0.986745224272898cm)" svg:viewBox="-132 -132 264 264" svg:d="m0-132-51 11-42 28-29 42-10 51 10 51 29 42 42 29 51 10 51-10 42-29 28-42 11-51-11-51-28-42-42-28z"/>
          <dr3d:extrude draw:style-name="gr24" draw:layer="layout" dr3d:transform="matrix (-0.0590780643234064 0.0915661441651829 0.99404498065154 0.988729008043274 0.14259423632913 0.0456271018088468 -0.137567187110743 0.985536668525546 -0.0989582943567876 -0.920089099009566cm -4.16211569086653cm -1.24395123830228cm)" svg:viewBox="-132 -132 264 264" svg:d="m0-132-51 11-42 28-29 42-10 51 10 51 29 42 42 29 51 10 51-10 42-29 28-42 11-51-11-51-28-42-42-28z"/>
          <dr3d:extrude draw:style-name="gr25" draw:layer="layout" dr3d:transform="matrix (-0.962618334639067 -0.0834371166992455 0.257690103367654 -0.154419895236987 0.950672394458585 -0.269028798401542 -0.222531880349119 -0.298764532652883 -0.928019027960624 -1.29530311866416cm 2.15568562003528cm -0.0688728437224067cm)" svg:viewBox="-159 -159 318 318" svg:d="m0-159-62 13-51 34-34 51-12 61 12 62 34 51 51 34 62 12 61-12 51-34 34-51 13-62-13-61-34-51-51-34z"/>
          <dr3d:extrude draw:style-name="gr26" draw:layer="layout" dr3d:transform="matrix (0.073278241607907 0.470138852619313 0.879545199841745 0.293189740516798 0.832790487907703 -0.469574040281342 -0.953241876630761 0.292283188890936 -0.0768144656246408 1.22500800781587cm 1.39861714345013cm 0.0878904815792367cm)" svg:viewBox="-159 -159 318 318" svg:d="m0-159-62 13-51 34-34 51-12 61 12 62 34 51 51 34 62 12 61-12 51-34 34-51 13-62-13-61-34-51-51-34z"/>
          <dr3d:extrude draw:style-name="gr25" draw:layer="layout" dr3d:transform="matrix (-0.933790827310497 0.0465488133498438 0.354778661712492 0.00483870693663311 0.993054201681315 -0.117558238495929 -0.357786637181945 -0.108058134810881 -0.927530140618198 1.95344216908243cm 1.51853437247275cm 1.81567602187279cm)" svg:viewBox="-159 -159 318 318" svg:d="m0-159-62 13-51 34-34 51-12 61 12 62 34 51 51 34 62 12 61-12 51-34 34-51 13-62-13-61-34-51-51-34z"/>
          <dr3d:rotate draw:style-name="gr27" draw:layer="layout" dr3d:transform="matrix (-0.465992914058316 0.0016563842912862 -0.42234041668392 0.00122218401131901 -0.302714875866863 -0.00251040659689511 -0.370388454784363 -0.0197718766561892 0.408593352938387 0.395538311725099cm -6.05031775616279cm -0.466336162878491cm)" svg:viewBox="3513 3298 869 3325" svg:d="m3513 6623 247-206 212-242 172-273 129-300 81-322 28-340-26-327-76-312-120-291-162-267-199-238-232-207"/>
          <dr3d:rotate draw:style-name="gr28" draw:layer="layout" dr3d:transform="matrix (-0.465992914058316 0.0016563842912862 -0.42234041668392 0.00122218401131899 -0.302714875866863 -0.00251040659689509 -0.370388454784364 -0.0197718766561892 0.408593352938387 0.395538311725097cm -6.05031775616279cm -0.466336162878488cm)" svg:viewBox="2778 -7 869 3325" svg:d="m3647-7-248 207-212 242-172 273-129 300-81 322-27 339 25 328 76 312 120 291 162 267 199 238 233 206"/>
          <dr3d:rotate draw:style-name="gr27" draw:layer="layout" dr3d:transform="matrix (-0.465992914058316 0.0016563842912862 -0.42234041668392 0.00122218401131904 -0.302714875866863 -0.00251040659689511 -0.370388454784363 -0.0197718766561892 0.408593352938387 0.395543065259123cm -6.05031777316804cm -0.466331854639301cm)" svg:viewBox="3628 -3317 869 3325" svg:d="m3628 8 247-206 212-242 172-273 129-300 81-322 28-340-26-327-76-312-120-291-162-267-199-238-232-207"/>
          <dr3d:rotate draw:style-name="gr28" draw:layer="layout" dr3d:transform="matrix (-0.465992914058316 0.0016563842912862 -0.42234041668392 0.00122218401131904 -0.302714875866863 -0.00251040659689514 -0.370388454784363 -0.0197718766561892 0.408593352938387 0.395581799917551cm -6.050317911737cm -0.466296748511393cm)" svg:viewBox="2892 -6623 869 3325" svg:d="m3761-6623-248 207-212 242-172 273-129 300-81 322-27 339 25 328 76 312 120 291 162 267 199 238 233 206"/>
          <dr3d:rotate draw:style-name="gr29" draw:layer="layout" dr3d:transform="matrix (4.48100685429351 0.0644181357030758 2.57023641095804 -0.134633746960225 3.23331950006682 0.231708795223293 -1.36706745698727 -0.10881636857105 4.2028080701318 0.266644951784296cm 0.709939344561255cm -0.138377344262403cm)" svg:viewBox="0 -1511 1376 3021" svg:d="m0 1509 113 1 156-8 185-25 200-52 201-90 163-109 145-143 115-189 75-246 23-315-61-318-141-243-190-205-202-201-181-235-119-221-50-152-7-104 11-82 5-83"/>
        </dr3d:scene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hocolates" draw:style-name="dp3" draw:master-page-name="_33_D_20_Graphics_20_StarOffice">
        <dr3d:scene draw:style-name="gr30" svg:width="24.908cm" svg:height="18.909cm" svg:x="2.06cm" svg:y="1.512cm" dr3d:transform="matrix (0.97281380747074 0.227897160118271 0.0411847108076572 -0.202497447367889 0.750762509908221 0.628768985817365 0.112374729382422 -0.620014949921643 0.776500728956445 0.122867534220393cm -1.05124104227557cm 1.91001235375386cm)" dr3d:vrp="(0 0 312691.941687788)" dr3d:vup="(0 1 0)" dr3d:projection="perspective" dr3d:distance="3.49cm" dr3d:focal-length="50cm" dr3d:shadow-slant="0" dr3d:shade-mode="gouraud" dr3d:ambient-color="#999999" dr3d:lighting-mode="false">
          <dr3d:light dr3d:diffuse-color="#e6e6e6" dr3d:direction="(-0.603323904924427 0.746224585941893 0.28133455721363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dr3d:transform="matrix (0.989341053284799 -0.0286131162927516 -0.1427780440451 0.0105973531315534 0.992052367221447 -0.125378613794075 0.145230769439302 0.122529140478241 0.981781357198096 -8.72351074040074cm -5.07665798502103cm 9.30397211931204cm)" svg:viewBox="0 -2170 1746 4339" svg:d="m0 2169h371l423-264 370-635 106-424 106-846v-477-793l265-265 105-318-105-264-688-53-900 53"/>
          <dr3d:rotate draw:style-name="gr32" draw:layer="layout" dr3d:transform="matrix (1.13097597759779 -0.466352674029824 2.05603581701654 -0.767328717493147 1.295913886059 0.716029964214302 -1.58103832865959 -0.900982761750706 0.665329192155379 -1.52317440651136cm -8.51707940714386cm 9.15054586457205cm)" svg:viewBox="500 -500 1000 1000" svg:d="m1500 0-40 194-107 159-159 107-194 40-195-40-159-107-107-159-39-194 39-194 107-159 159-107 195-40 194 40 159 107 107 159z"/>
          <dr3d:rotate draw:style-name="gr32" draw:layer="layout" dr3d:transform="matrix (1.547070536402 -1.32780562686198 0.144724233790914 0.490252727321895 1.19564942610689 1.14036993471651 -0.715744099857148 -0.895277062353865 1.43282332769003 -12.0761091646372cm -6.42317669744113cm 7.9385868222631cm)" svg:viewBox="500 -500 1000 1000" svg:d="m1500 0-40 194-107 159-159 107-194 40-195-40-159-107-107-159-39-194 39-194 107-159 159-107 195-40 194 40 159 107 107 159z"/>
          <dr3d:rotate draw:style-name="gr33" draw:layer="layout" dr3d:transform="matrix (0.287584885121176 -0.161855745992907 0.0525458302370167 0.190962879786164 0.589787268036099 0.0121297889026221 -0.0694851529921788 -0.00835599574682466 0.519694037614979 -7.5159040518234cm -6.00012075827697cm 12.8619183460254cm)" svg:viewBox="0 -1244 5874 2488" svg:d="m476 291 371 582 423 106 1799 265 847-159 952-212h741l265-635-265-635-317-847h-900l-847 318-370-265-1111-53h-1641l-158 318-265 423 53 318 423 476h53z"/>
          <dr3d:rotate draw:style-name="gr33" draw:layer="layout" dr3d:transform="matrix (0.346782643510143 -0.0876864626456789 0.0319385247068406 0.176128755100063 0.665152867631251 -0.0840007670570472 -0.0512181766045179 -0.00386067366437406 0.545157187903024 -5.95121694229426cm -8.55433011495826cm 6.95231127284279cm)" svg:viewBox="0 -1244 5874 2488" svg:d="m476 291 371 582 423 106 1799 265 847-159 952-212h741l265-635-265-635-317-847h-900l-847 318-370-265-1111-53h-1641l-158 318-265 423 53 318 423 476h53z"/>
          <dr3d:rotate draw:style-name="gr34" draw:layer="layout" dr3d:transform="matrix (1.0640798420632 0.152115127222826 0.367904890490731 -0.175852517865303 0.846491094553409 0.14993018865187 -0.300886504685241 -0.129336704348625 0.926863774297548 -10.6247204814973cm -5.96815051170371cm 11.2360378431342cm)" svg:viewBox="0 -2170 1746 4339" svg:d="m0 2169h371l423-264 370-635 106-424 106-846v-477-793l265-265 105-318-105-264-688-53-900 53"/>
          <dr3d:rotate draw:style-name="gr34" draw:layer="layout" dr3d:transform="matrix (0.891927791211948 -0.207932141820703 0.453026005895782 0.278528672567376 0.845240206873422 0.00878138278289482 -0.411928619667138 0.175257419309428 0.829862666511984 -4.027339181981cm -7.83769493174145cm 12.3071639453249cm)" svg:viewBox="0 -2170 1746 4339" svg:d="m0 2169h371l423-264 370-635 106-424 106-846v-477-793l265-265 105-318-105-264-688-53-900 53"/>
          <dr3d:rotate draw:style-name="gr35" draw:layer="layout" dr3d:transform="matrix (0.723160916804215 -0.181214034119159 0.0660659669018679 0.0886295088329094 0.370463378253222 0.0451903227414261 -0.0236151052174304 0.0965083887913674 0.523321174769842 -7.06482744199354cm -8.79971367729067cm 10.0679195668703cm)" svg:viewBox="0 -1904 10908 3808" svg:d="m10487 1063-544-742-395-618-297-544-137-437-70-189-136-149-250-115-333-80-348-45-356-21-358-3-355 4-343 4-348 1h-348-347-348-348l-347-1h-340-339-339-339-339-339l-368-2-383-6-388-8-385-7-371-6-348-3-151 85-50 187 38 186 116 83 362-3 352-1h344l341 2 342 2h345 356 356 356 356 357 355 357 356 356 357l334-1 349-3 352-2 348 2 335 7 263-3 224-12 197 7 180 54 173 128 179 231 194 361 182 376 151 285 135 226 135 203 152 213 184 255 396 544 420 396 223-346z"/>
        </dr3d:scene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Metall" draw:style="radial" draw:cx="20%" draw:cy="27%" draw:start-color="#99ccff" draw:end-color="#e6e6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0800000008FEC16D18.png" xlink:type="simple" xlink:show="embed" xlink:actuate="onLoad"/>
    <draw:fill-image draw:name="Bitmape_20_2" draw:display-name="Bitmape 2" xlink:href="Pictures/10000000000000400000004077CDC8F9.png" xlink:type="simple" xlink:show="embed" xlink:actuate="onLoad"/>
    <draw:fill-image draw:name="DOSE" xlink:href="Pictures/100000000000031100000179C751760D.png" xlink:type="simple" xlink:show="embed" xlink:actuate="onLoad"/>
    <draw:fill-image draw:name="Erde2" xlink:href="Pictures/10000000000001C0000001668D0652D8.png" xlink:type="simple" xlink:show="embed" xlink:actuate="onLoad"/>
    <draw:fill-image draw:name="Schokolade" xlink:href="Pictures/1000000000000064000000649809D473.png" xlink:type="simple" xlink:show="embed" xlink:actuate="onLoad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80" fo:font-family="Arial" style:font-family-generic="swiss" style:font-pitch="variable" fo:font-size="32pt" fo:language="en" fo:country="US" fo:font-weight="bold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_33_D_20_Graphics_20_StarOffice-title" style:display-name="3D Graphics StarOffic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800000" style:text-outline="false" style:text-line-through-style="none" fo:font-family="Conga" style:font-style-name="Normal" style:font-pitch="variable" fo:font-size="44pt" fo:font-style="normal" fo:text-shadow="none" style:text-underline-style="none" fo:font-weight="bold" fo:hyphenate="true"/>
    </style:style>
    <style:style style:name="_33_D_20_Graphics_20_StarOffice-subtitle" style:display-name="3D Graphics StarOffice-subtitle" style:family="presentation">
      <style:graphic-properties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hyphenate="true"/>
    </style:style>
    <style:style style:name="_33_D_20_Graphics_20_StarOffice-background" style:display-name="3D Graphics StarOffice-background" style:family="presentation">
      <style:graphic-properties draw:stroke="none" draw:fill="solid" draw:fill-color="#333333" draw:fill-image-width="1cm" draw:fill-image-height="1cm"/>
      <style:text-properties fo:hyphenate="true"/>
    </style:style>
    <style:style style:name="_33_D_20_Graphics_20_StarOffice-backgroundobjects" style:display-name="3D Graphics StarOffice-backgroundobjects" style:family="presentation">
      <style:graphic-properties draw:stroke="none" draw:fill-color="#ffffff" draw:fill-image-width="1cm" draw:fill-image-height="1cm" draw:shadow="hidden" draw:shadow-offset-x="0.3cm" draw:shadow-offset-y="0.3cm" draw:shadow-color="#808080"/>
      <style:text-properties fo:hyphenate="true"/>
    </style:style>
    <style:style style:name="_33_D_20_Graphics_20_StarOffice-notes" style:display-name="3D Graphics StarOffice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 fo:hyphenate="true"/>
    </style:style>
    <style:style style:name="_33_D_20_Graphics_20_StarOffice-outline1" style:display-name="3D Graphics StarOffice-outline1" style:family="presentation">
      <style:graphic-properties draw:stroke="none" draw:fill="none">
        <text:list-style>
          <text:list-level-style-bullet text:level="1" text:bullet-char="❑">
            <style:list-level-properties text:space-before="0.2cm" text:min-label-width="1.2cm"/>
            <style:text-properties fo:font-family="StarSymbol" fo:color="#99284c" fo:font-size="50%"/>
          </text:list-level-style-bullet>
          <text:list-level-style-bullet text:level="2" text:bullet-char="❑">
            <style:list-level-properties text:space-before="1cm" text:min-label-width="1.2cm"/>
            <style:text-properties fo:font-family="StarSymbol" fo:color="#99284c" fo:font-size="50%"/>
          </text:list-level-style-bullet>
          <text:list-level-style-bullet text:level="3" text:bullet-char="❑">
            <style:list-level-properties text:space-before="1.8cm" text:min-label-width="1.2cm"/>
            <style:text-properties fo:font-family="StarSymbol" fo:color="#99284c" fo:font-size="50%"/>
          </text:list-level-style-bullet>
          <text:list-level-style-bullet text:level="4" text:bullet-char="❑">
            <style:list-level-properties text:space-before="2.6cm" text:min-label-width="1.2cm"/>
            <style:text-properties fo:font-family="StarSymbol" fo:color="#99284c" fo:font-size="50%"/>
          </text:list-level-style-bullet>
          <text:list-level-style-bullet text:level="5" text:bullet-char="❑">
            <style:list-level-properties text:space-before="3.4cm" text:min-label-width="1.2cm"/>
            <style:text-properties fo:font-family="StarSymbol" fo:color="#99284c" fo:font-size="50%"/>
          </text:list-level-style-bullet>
          <text:list-level-style-bullet text:level="6" text:bullet-char="❑">
            <style:list-level-properties text:space-before="4.2cm" text:min-label-width="1.2cm"/>
            <style:text-properties fo:font-family="StarSymbol" fo:color="#99284c" fo:font-size="50%"/>
          </text:list-level-style-bullet>
          <text:list-level-style-bullet text:level="7" text:bullet-char="❑">
            <style:list-level-properties text:space-before="5cm" text:min-label-width="1.2cm"/>
            <style:text-properties fo:font-family="StarSymbol" fo:color="#99284c" fo:font-size="50%"/>
          </text:list-level-style-bullet>
          <text:list-level-style-bullet text:level="8" text:bullet-char="❑">
            <style:list-level-properties text:space-before="5.8cm" text:min-label-width="1.2cm"/>
            <style:text-properties fo:font-family="StarSymbol" fo:color="#99284c" fo:font-size="50%"/>
          </text:list-level-style-bullet>
          <text:list-level-style-bullet text:level="9" text:bullet-char="❑">
            <style:list-level-properties text:space-before="6.6cm" text:min-label-width="1.2cm"/>
            <style:text-properties fo:font-family="StarSymbol" fo:color="#99284c" fo:font-size="50%"/>
          </text:list-level-style-bullet>
        </text:list-style>
      </style:graphic-properties>
      <style:paragraph-properties fo:margin-left="1.4cm" fo:margin-right="0cm" fo:margin-top="0cm" fo:margin-bottom="0.5cm" fo:text-align="start" text:enable-numbering="true" fo:text-indent="-1.2cm"/>
      <style:text-properties fo:color="#00008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_33_D_20_Graphics_20_StarOffice-outline2" style:display-name="3D Graphics StarOffice-outline2" style:family="presentation" style:parent-style-name="_33_D_20_Graphics_20_StarOffice-outline1">
      <style:paragraph-properties fo:margin-left="2.2cm" fo:margin-right="0cm" fo:margin-top="0cm" fo:margin-bottom="0.4cm" fo:text-indent="-1.2cm"/>
      <style:text-properties fo:font-size="28pt" fo:hyphenate="true"/>
    </style:style>
    <style:style style:name="_33_D_20_Graphics_20_StarOffice-outline3" style:display-name="3D Graphics StarOffice-outline3" style:family="presentation" style:parent-style-name="_33_D_20_Graphics_20_StarOffice-outline2">
      <style:paragraph-properties fo:margin-left="3cm" fo:margin-right="0cm" fo:margin-top="0cm" fo:margin-bottom="0.3cm" fo:text-indent="-1.2cm"/>
      <style:text-properties fo:font-size="24pt" fo:hyphenate="true"/>
    </style:style>
    <style:style style:name="_33_D_20_Graphics_20_StarOffice-outline4" style:display-name="3D Graphics StarOffice-outline4" style:family="presentation" style:parent-style-name="_33_D_20_Graphics_20_StarOffice-outline3">
      <style:paragraph-properties fo:margin-left="3.8cm" fo:margin-right="0cm" fo:margin-top="0cm" fo:margin-bottom="0.2cm" fo:text-indent="-1.2cm"/>
      <style:text-properties fo:font-size="20pt" fo:hyphenate="true"/>
    </style:style>
    <style:style style:name="_33_D_20_Graphics_20_StarOffice-outline5" style:display-name="3D Graphics StarOffice-outline5" style:family="presentation" style:parent-style-name="_33_D_20_Graphics_20_StarOffice-outline4">
      <style:paragraph-properties fo:margin-left="4.6cm" fo:margin-right="0cm" fo:margin-top="0cm" fo:margin-bottom="0.1cm" fo:text-indent="-1.2cm"/>
      <style:text-properties fo:font-size="20pt" fo:hyphenate="true"/>
    </style:style>
    <style:style style:name="_33_D_20_Graphics_20_StarOffice-outline6" style:display-name="3D Graphics StarOffice-outline6" style:family="presentation" style:parent-style-name="_33_D_20_Graphics_20_StarOffice-outline5">
      <style:paragraph-properties fo:margin-left="5.4cm" fo:margin-right="0cm" fo:text-indent="-1.2cm"/>
      <style:text-properties fo:font-size="20pt" fo:hyphenate="true"/>
    </style:style>
    <style:style style:name="_33_D_20_Graphics_20_StarOffice-outline7" style:display-name="3D Graphics StarOffice-outline7" style:family="presentation" style:parent-style-name="_33_D_20_Graphics_20_StarOffice-outline6">
      <style:paragraph-properties fo:margin-left="6.2cm" fo:margin-right="0cm" fo:text-indent="-1.2cm"/>
      <style:text-properties fo:font-size="20pt" fo:hyphenate="true"/>
    </style:style>
    <style:style style:name="_33_D_20_Graphics_20_StarOffice-outline8" style:display-name="3D Graphics StarOffice-outline8" style:family="presentation" style:parent-style-name="_33_D_20_Graphics_20_StarOffice-outline7">
      <style:paragraph-properties fo:margin-left="7cm" fo:margin-right="0cm" fo:text-indent="-1.2cm"/>
      <style:text-properties fo:font-size="20pt" fo:hyphenate="true"/>
    </style:style>
    <style:style style:name="_33_D_20_Graphics_20_StarOffice-outline9" style:display-name="3D Graphics StarOffice-outline9" style:family="presentation" style:parent-style-name="_33_D_20_Graphics_20_StarOffice-outline8">
      <style:paragraph-properties fo:margin-left="7.8cm" fo:margin-right="0cm" fo:text-indent="-1.2cm"/>
      <style:text-properties fo:font-size="20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33333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_33_D_20_Graphics_20_StarOffice-backgroundobjects">
      <style:graphic-properties draw:fill="gradient" draw:fill-gradient-name="Metall" draw:textarea-horizontal-align="center" draw:textarea-vertical-align="middle"/>
    </style:style>
    <style:style style:name="pr2" style:family="presentation" style:parent-style-name="_33_D_20_Graphics_20_StarOffice-backgroundobjects">
      <style:graphic-properties draw:fill-color="#999999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_33_D_20_Graphics_20_StarOffice" style:display-name="3D Graphics StarOffice" style:page-layout-name="PM1" draw:style-name="dp1">
      <draw:rect presentation:style-name="pr1" draw:text-style-name="P1" draw:layer="backgroundobjects" svg:width="23.826cm" svg:height="19.741cm" svg:x="2.087cm" svg:y="0.63cm" draw:corner-radius="0.823cm">
        <text:p/>
      </draw:rect>
      <draw:rect presentation:style-name="pr2" draw:text-style-name="P1" draw:layer="backgroundobjects" svg:width="1cm" svg:height="0.778cm" svg:x="0.507cm" svg:y="0.662cm">
        <text:p/>
      </draw:rect>
      <draw:rect presentation:style-name="pr2" draw:text-style-name="P1" draw:layer="backgroundobjects" svg:width="1cm" svg:height="0.778cm" svg:x="0.507cm" svg:y="2.062cm">
        <text:p/>
      </draw:rect>
      <draw:rect presentation:style-name="pr2" draw:text-style-name="P1" draw:layer="backgroundobjects" svg:width="1cm" svg:height="0.778cm" svg:x="0.507cm" svg:y="3.462cm">
        <text:p/>
      </draw:rect>
      <draw:rect presentation:style-name="pr2" draw:text-style-name="P1" draw:layer="backgroundobjects" svg:width="1cm" svg:height="0.778cm" svg:x="0.507cm" svg:y="4.862cm">
        <text:p/>
      </draw:rect>
      <draw:rect presentation:style-name="pr2" draw:text-style-name="P1" draw:layer="backgroundobjects" svg:width="1cm" svg:height="0.778cm" svg:x="0.507cm" svg:y="6.262cm">
        <text:p/>
      </draw:rect>
      <draw:rect presentation:style-name="pr2" draw:text-style-name="P1" draw:layer="backgroundobjects" svg:width="1cm" svg:height="0.778cm" svg:x="0.507cm" svg:y="7.662cm">
        <text:p/>
      </draw:rect>
      <draw:rect presentation:style-name="pr2" draw:text-style-name="P1" draw:layer="backgroundobjects" svg:width="1cm" svg:height="0.778cm" svg:x="0.507cm" svg:y="9.062cm">
        <text:p/>
      </draw:rect>
      <draw:rect presentation:style-name="pr2" draw:text-style-name="P1" draw:layer="backgroundobjects" svg:width="1cm" svg:height="0.778cm" svg:x="0.507cm" svg:y="10.462cm">
        <text:p/>
      </draw:rect>
      <draw:rect presentation:style-name="pr2" draw:text-style-name="P1" draw:layer="backgroundobjects" svg:width="1cm" svg:height="0.778cm" svg:x="0.507cm" svg:y="11.862cm">
        <text:p/>
      </draw:rect>
      <draw:rect presentation:style-name="pr2" draw:text-style-name="P1" draw:layer="backgroundobjects" svg:width="1cm" svg:height="0.778cm" svg:x="0.507cm" svg:y="13.262cm">
        <text:p/>
      </draw:rect>
      <draw:rect presentation:style-name="pr2" draw:text-style-name="P1" draw:layer="backgroundobjects" svg:width="1cm" svg:height="0.778cm" svg:x="0.507cm" svg:y="14.662cm">
        <text:p/>
      </draw:rect>
      <draw:rect presentation:style-name="pr2" draw:text-style-name="P1" draw:layer="backgroundobjects" svg:width="1cm" svg:height="0.778cm" svg:x="0.507cm" svg:y="16.062cm">
        <text:p/>
      </draw:rect>
      <draw:rect presentation:style-name="pr2" draw:text-style-name="P1" draw:layer="backgroundobjects" svg:width="1cm" svg:height="0.778cm" svg:x="0.507cm" svg:y="17.462cm">
        <text:p/>
      </draw:rect>
      <draw:rect presentation:style-name="pr2" draw:text-style-name="P1" draw:layer="backgroundobjects" svg:width="1cm" svg:height="0.778cm" svg:x="0.507cm" svg:y="18.862cm">
        <text:p/>
      </draw:rect>
      <draw:rect presentation:style-name="pr2" draw:text-style-name="P1" draw:layer="backgroundobjects" svg:width="1cm" svg:height="0.738cm" svg:x="0.507cm" svg:y="20.262cm">
        <text:p/>
      </draw:rect>
      <draw:rect presentation:style-name="pr2" draw:text-style-name="P1" draw:layer="backgroundobjects" svg:width="1cm" svg:height="0.04cm" svg:x="0.507cm" svg:y="0cm">
        <text:p/>
      </draw:rect>
      <draw:rect presentation:style-name="pr2" draw:text-style-name="P1" draw:layer="backgroundobjects" svg:width="1cm" svg:height="0.778cm" svg:x="26.511cm" svg:y="0.662cm">
        <text:p/>
      </draw:rect>
      <draw:rect presentation:style-name="pr2" draw:text-style-name="P1" draw:layer="backgroundobjects" svg:width="1cm" svg:height="0.778cm" svg:x="26.511cm" svg:y="2.062cm">
        <text:p/>
      </draw:rect>
      <draw:rect presentation:style-name="pr2" draw:text-style-name="P1" draw:layer="backgroundobjects" svg:width="1cm" svg:height="0.778cm" svg:x="26.511cm" svg:y="3.462cm">
        <text:p/>
      </draw:rect>
      <draw:rect presentation:style-name="pr2" draw:text-style-name="P1" draw:layer="backgroundobjects" svg:width="1cm" svg:height="0.778cm" svg:x="26.511cm" svg:y="4.862cm">
        <text:p/>
      </draw:rect>
      <draw:rect presentation:style-name="pr2" draw:text-style-name="P1" draw:layer="backgroundobjects" svg:width="1cm" svg:height="0.778cm" svg:x="26.511cm" svg:y="6.262cm">
        <text:p/>
      </draw:rect>
      <draw:rect presentation:style-name="pr2" draw:text-style-name="P1" draw:layer="backgroundobjects" svg:width="1cm" svg:height="0.778cm" svg:x="26.511cm" svg:y="7.662cm">
        <text:p/>
      </draw:rect>
      <draw:rect presentation:style-name="pr2" draw:text-style-name="P1" draw:layer="backgroundobjects" svg:width="1cm" svg:height="0.778cm" svg:x="26.511cm" svg:y="9.062cm">
        <text:p/>
      </draw:rect>
      <draw:rect presentation:style-name="pr2" draw:text-style-name="P1" draw:layer="backgroundobjects" svg:width="1cm" svg:height="0.778cm" svg:x="26.511cm" svg:y="10.462cm">
        <text:p/>
      </draw:rect>
      <draw:rect presentation:style-name="pr2" draw:text-style-name="P1" draw:layer="backgroundobjects" svg:width="1cm" svg:height="0.778cm" svg:x="26.511cm" svg:y="11.862cm">
        <text:p/>
      </draw:rect>
      <draw:rect presentation:style-name="pr2" draw:text-style-name="P1" draw:layer="backgroundobjects" svg:width="1cm" svg:height="0.778cm" svg:x="26.511cm" svg:y="13.262cm">
        <text:p/>
      </draw:rect>
      <draw:rect presentation:style-name="pr2" draw:text-style-name="P1" draw:layer="backgroundobjects" svg:width="1cm" svg:height="0.778cm" svg:x="26.511cm" svg:y="14.662cm">
        <text:p/>
      </draw:rect>
      <draw:rect presentation:style-name="pr2" draw:text-style-name="P1" draw:layer="backgroundobjects" svg:width="1cm" svg:height="0.778cm" svg:x="26.511cm" svg:y="16.062cm">
        <text:p/>
      </draw:rect>
      <draw:rect presentation:style-name="pr2" draw:text-style-name="P1" draw:layer="backgroundobjects" svg:width="1cm" svg:height="0.778cm" svg:x="26.511cm" svg:y="17.462cm">
        <text:p/>
      </draw:rect>
      <draw:rect presentation:style-name="pr2" draw:text-style-name="P1" draw:layer="backgroundobjects" svg:width="1cm" svg:height="0.778cm" svg:x="26.511cm" svg:y="18.862cm">
        <text:p/>
      </draw:rect>
      <draw:rect presentation:style-name="pr2" draw:text-style-name="P1" draw:layer="backgroundobjects" svg:width="1cm" svg:height="0.738cm" svg:x="26.511cm" svg:y="20.262cm">
        <text:p/>
      </draw:rect>
      <draw:rect presentation:style-name="pr2" draw:text-style-name="P1" draw:layer="backgroundobjects" svg:width="1cm" svg:height="0.04cm" svg:x="26.511cm" svg:y="0cm">
        <text:p/>
      </draw:rect>
      <draw:frame presentation:style-name="_33_D_20_Graphics_20_StarOffice-title" draw:layer="backgroundobjects" svg:width="25.199cm" svg:height="3.506cm" svg:x="1.4cm" svg:y="0.837cm" presentation:class="title" presentation:placeholder="true">
        <draw:text-box/>
      </draw:frame>
      <draw:frame presentation:style-name="_33_D_20_Graphics_20_StarOffice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_33_D_20_Graphics_20_StarOffice-title" draw:layer="backgroundobjects" svg:width="13.705cm" svg:height="10.279cm" svg:x="3.647cm" svg:y="2.853cm" presentation:class="page"/>
        <draw:frame presentation:style-name="_33_D_20_Graphics_20_StarOffic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Three Dimensions</dc:title>
    <dc:description>This presentation shows some impressive 3D objects. Every object can be moved and rotated in three-dimensional space.</dc:description>
    <meta:initial-creator>Tom Verbeek</meta:initial-creator>
    <meta:creation-date>1998-09-13T14:34:31</meta:creation-date>
    <dc:creator>Ilko Höpping</dc:creator>
    <dc:date>2000-04-12T15:28:41</dc:date>
    <dc:language>en-US</dc:language>
    <meta:editing-cycles>21</meta:editing-cycles>
    <meta:editing-duration>PT1H49M14S</meta:editing-duration>
    <meta:user-defined meta:name="Info 0"/>
    <meta:user-defined meta:name="Info 1"/>
    <meta:user-defined meta:name="Info 2"/>
    <meta:user-defined meta:name="Info 3"/>
    <meta:document-statistic meta:object-count="112"/>
  </office:meta>
</office:document-meta>
</file>